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6cm" fo:min-width="1.17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06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objectwithoutfill">
      <style:graphic-properties svg:stroke-width="0.152cm" draw:marker-start="Arrow" draw:marker-start-width="0.5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6cm" fo:min-width="2.4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8cm" fo:min-width="2.7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0.889cm"/>
    </style:style>
    <style:style style:name="gr14" style:family="graphic" style:parent-style-name="objectwithoutfill">
      <style:graphic-properties svg:stroke-width="0.102cm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401cm"/>
    </style:style>
    <style:style style:name="gr16" style:family="graphic" style:parent-style-name="standard">
      <style:graphic-properties draw:stroke="none" svg:stroke-color="#000000" draw:fill="none" draw:fill-color="#ffffff" fo:min-height="0.664cm"/>
    </style:style>
    <style:style style:name="P1" style:family="paragraph">
      <style:paragraph-properties fo:text-align="center"/>
    </style:style>
    <style:style style:name="P2" style:family="paragraph">
      <style:text-properties fo:font-size="37.9000015258789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35pt" style:font-size-asian="24pt" style:font-size-complex="24pt"/>
    </style:style>
    <style:style style:name="P5" style:family="paragraph">
      <style:text-properties fo:font-size="40.7999992370606pt" fo:font-weight="normal" style:font-size-asian="28pt" style:font-weight-asian="normal" style:font-size-complex="28pt" style:font-weight-complex="normal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14cm" svg:height="3.15cm" svg:x="7.643cm" svg:y="3.667cm">
          <draw:glue-point draw:id="4" svg:x="5cm" svg:y="-2.36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61cm" svg:height="1.866cm" svg:x="9.382cm" svg:y="4.429cm">
          <draw:text-box>
            <text:p><text:span text:style-name="T1">User</text:span></text:p>
          </draw:text-box>
        </draw:frame>
        <draw:custom-shape draw:style-name="gr3" draw:text-style-name="P3" xml:id="id1" draw:id="id1" draw:layer="layout" svg:width="4.852cm" svg:height="5.781cm" svg:x="8.074cm" svg:y="20.365cm">
          <text:p text:style-name="P1"><text:span text:style-name="T2"/></text:p>
          <text:p text:style-name="P1"><text:span text:style-name="T2"/></text:p>
          <text:p text:style-name="P1"><text:span text:style-name="T2">PLOTTING </text:span></text:p>
          <text:p text:style-name="P1"><text:span text:style-name="T2">AND </text:span></text:p>
          <text:p text:style-name="P1"><text:span text:style-name="T2">VISUALIZING</text:span></text:p>
          <text:p text:style-name="P1"><text:span text:style-name="T2">SYSTEM</text:span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5.738cm" svg:height="2.318cm" draw:transform="rotate (1.5707963267949) translate (2.017cm 21.607cm)">
          <draw:text-box>
            <text:p><text:span text:style-name="T3">CONTEXT DIAGRAM</text:span></text:p>
            <text:p><text:span text:style-name="T3"/></text:p>
          </draw:text-box>
        </draw:frame>
        <draw:line draw:style-name="gr5" draw:text-style-name="P1" draw:layer="layout" svg:x1="8.093cm" svg:y1="21.447cm" svg:x2="12.946cm" svg:y2="21.447cm">
          <text:p/>
        </draw:line>
        <draw:frame draw:style-name="gr6" draw:layer="layout" svg:width="1.778cm" svg:height="1.266cm" svg:x="10.144cm" svg:y="20.358cm">
          <draw:text-box>
            <text:p>0</text:p>
          </draw:text-box>
        </draw:frame>
        <draw:connector draw:style-name="gr7" draw:text-style-name="P1" draw:layer="layout" draw:type="line" svg:x1="10.5cm" svg:y1="20.365cm" svg:x2="10.5cm" svg:y2="6.817cm" draw:start-shape="id1" draw:end-shape="id2" draw:end-glue-point="2" svg:d="M10500 20365v-13548" svg:viewBox="0 0 1 13549">
          <text:p/>
        </draw:connector>
      </draw:page>
      <draw:page draw:name="page2" draw:style-name="dp1" draw:master-page-name="Default">
        <draw:custom-shape draw:style-name="gr1" draw:text-style-name="P1" xml:id="id3" draw:id="id3" draw:layer="layout" svg:width="4.699cm" svg:height="2.794cm" svg:x="3.032cm" svg:y="4.048cm">
          <draw:glue-point draw:id="4" svg:x="5cm" svg:y="-2.36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61cm" svg:height="1.866cm" svg:x="4.175cm" svg:y="4.81cm">
          <draw:text-box>
            <text:p><text:span text:style-name="T1">User</text:span></text:p>
          </draw:text-box>
        </draw:frame>
        <draw:custom-shape draw:style-name="gr3" draw:text-style-name="P3" xml:id="id4" draw:id="id4" draw:layer="layout" svg:width="4.852cm" svg:height="5.781cm" svg:x="8.774cm" svg:y="11.414cm">
          <text:p text:style-name="P1"><text:span text:style-name="T3">Load files </text:span></text:p>
          <text:p text:style-name="P1"><text:span text:style-name="T3">function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7.731cm" svg:y1="5.445cm" svg:x2="11.2cm" svg:y2="11.414cm" draw:start-shape="id3" draw:start-glue-point="1" draw:end-shape="id4" svg:d="M7731 5445h3469v5969" svg:viewBox="0 0 3470 5970">
          <text:p/>
        </draw:connector>
        <draw:custom-shape draw:style-name="gr9" draw:text-style-name="P1" xml:id="id5" draw:id="id5" draw:layer="layout" svg:width="4.115cm" svg:height="5.588cm" svg:x="15.732cm" svg:y="11.414cm">
          <draw:glue-point draw:id="4" svg:x="-2.434cm" svg:y="5cm"/>
          <draw:glue-point draw:id="5" svg:x="-2.691cm" svg:y="-4.999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5.252cm" svg:height="4.866cm" svg:x="15.848cm" svg:y="13.167cm">
          <draw:text-box>
            <text:p text:style-name="P1"><text:span text:style-name="T3">Analyzer </text:span></text:p>
            <text:p text:style-name="P1"><text:span text:style-name="T3">and </text:span></text:p>
            <text:p text:style-name="P1"><text:span text:style-name="T3">plotter</text:span></text:p>
          </draw:text-box>
        </draw:frame>
        <draw:path draw:style-name="gr9" draw:text-style-name="P1" xml:id="id6" draw:id="id6" draw:layer="layout" svg:width="8.508cm" svg:height="2.66cm" svg:x="7.004cm" svg:y="25.276cm" svg:viewBox="0 0 8509 2661" svg:d="M1588 2661v-2661h4675 2246v2661zM0 2661v-2661h1569v2661z">
          <draw:glue-point draw:id="4" svg:x="2.361cm" svg:y="-5cm"/>
          <text:p/>
        </draw:path>
        <draw:frame draw:style-name="gr11" draw:text-style-name="P5" draw:layer="layout" svg:width="5.734cm" svg:height="2.718cm" svg:x="9.763cm" svg:y="26.003cm">
          <draw:text-box>
            <text:p><text:span text:style-name="T4">Database</text:span></text:p>
          </draw:text-box>
        </draw:frame>
        <draw:connector draw:style-name="gr8" draw:text-style-name="P1" draw:layer="layout" draw:line-skew="-1.658cm" svg:x1="17.789cm" svg:y1="11.414cm" svg:x2="5.381cm" svg:y2="4.048cm" draw:start-shape="id5" draw:start-glue-point="0" draw:end-shape="id3" draw:end-glue-point="0" svg:d="M17789 11414v-9525h-12408v2159" svg:viewBox="0 0 12409 9526">
          <text:p/>
        </draw:connector>
        <draw:connector draw:style-name="gr8" draw:text-style-name="P1" draw:layer="layout" draw:type="line" svg:x1="11.2cm" svg:y1="17.195cm" svg:x2="11.258cm" svg:y2="25.276cm" draw:start-shape="id4" draw:start-glue-point="2" draw:end-shape="id6" draw:end-glue-point="0" svg:d="M11200 17195l58 8081" svg:viewBox="0 0 59 8082">
          <text:p/>
        </draw:connector>
        <draw:connector draw:style-name="gr8" draw:text-style-name="P1" draw:layer="layout" svg:x1="17.789cm" svg:y1="17.002cm" svg:x2="15.513cm" svg:y2="26.606cm" draw:start-shape="id5" draw:start-glue-point="2" draw:end-shape="id6" draw:end-glue-point="1" svg:d="M17789 17002v9604h-2276" svg:viewBox="0 0 2277 9605">
          <text:p/>
        </draw:connector>
        <draw:connector draw:style-name="gr8" draw:text-style-name="P1" draw:layer="layout" svg:x1="13.266cm" svg:y1="25.276cm" svg:x2="16.788cm" svg:y2="17.002cm" draw:start-shape="id6" draw:start-glue-point="4" draw:end-shape="id5" draw:end-glue-point="4" svg:d="M13266 25276v-4136h3522v-4138" svg:viewBox="0 0 3523 8275">
          <text:p/>
        </draw:connector>
        <draw:connector draw:style-name="gr8" draw:text-style-name="P1" draw:layer="layout" svg:x1="7.73cm" svg:y1="4.784cm" svg:x2="16.682cm" svg:y2="11.415cm" draw:start-shape="id3" draw:start-glue-point="4" draw:end-shape="id5" draw:end-glue-point="5" svg:d="M7730 4784h8952v6631" svg:viewBox="0 0 8953 6632">
          <text:p/>
        </draw:connector>
        <draw:frame draw:style-name="gr4" draw:text-style-name="P4" draw:layer="layout" svg:width="15.738cm" svg:height="2.318cm" draw:transform="rotate (1.5707963267949) translate (2.016cm 21.632cm)">
          <draw:text-box>
            <text:p><text:span text:style-name="T3">DFD diagram</text:span></text:p>
          </draw:text-box>
        </draw:frame>
        <draw:line draw:style-name="gr5" draw:text-style-name="P1" draw:layer="layout" svg:x1="8.785cm" svg:y1="12.541cm" svg:x2="13.638cm" svg:y2="12.541cm">
          <text:p/>
        </draw:line>
        <draw:line draw:style-name="gr5" draw:text-style-name="P1" draw:layer="layout" svg:x1="19.805cm" svg:y1="12.526cm" svg:x2="15.608cm" svg:y2="12.526cm">
          <text:p/>
        </draw:line>
        <draw:frame draw:style-name="gr6" draw:layer="layout" svg:width="1.778cm" svg:height="1.266cm" svg:x="10.825cm" svg:y="11.568cm">
          <draw:text-box>
            <text:p>1</text:p>
          </draw:text-box>
        </draw:frame>
        <draw:frame draw:style-name="gr12" draw:layer="layout" svg:width="0.853cm" svg:height="1.673cm" svg:x="17.356cm" svg:y="11.595cm">
          <draw:text-box>
            <text:p>2</text:p>
            <text:p/>
          </draw:text-box>
        </draw:frame>
      </draw:page>
      <draw:page draw:name="page3" draw:style-name="dp1" draw:master-page-name="Default">
        <draw:custom-shape draw:style-name="gr1" draw:text-style-name="P1" xml:id="id8" draw:id="id8" draw:layer="layout" svg:width="3.048cm" svg:height="1.93cm" svg:x="1.456cm" svg:y="4.023cm">
          <draw:glue-point draw:id="4" svg:x="5cm" svg:y="-2.366cm"/>
          <draw:glue-point draw:id="5" svg:x="3.087cm" svg:y="5cm"/>
          <draw:glue-point draw:id="6" svg:x="-2.746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0" draw:id="id10" draw:layer="layout" svg:width="2.961cm" svg:height="1.866cm" svg:x="1.775cm" svg:y="4.385cm">
          <draw:text-box>
            <text:p><text:span text:style-name="T1">User</text:span></text:p>
          </draw:text-box>
        </draw:frame>
        <draw:custom-shape draw:style-name="gr9" draw:text-style-name="P1" xml:id="id7" draw:id="id7" draw:layer="layout" svg:width="4.115cm" svg:height="5.588cm" svg:x="15.732cm" svg:y="11.389cm">
          <draw:glue-point draw:id="4" svg:x="-2.434cm" svg:y="5cm"/>
          <draw:glue-point draw:id="5" svg:x="-2.691cm" svg:y="-4.999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5.252cm" svg:height="4.866cm" svg:x="15.848cm" svg:y="13.142cm">
          <draw:text-box>
            <text:p text:style-name="P1"><text:span text:style-name="T3">Analyzer </text:span></text:p>
            <text:p text:style-name="P1"><text:span text:style-name="T3">and </text:span></text:p>
            <text:p text:style-name="P1"><text:span text:style-name="T3">plotter</text:span></text:p>
          </draw:text-box>
        </draw:frame>
        <draw:path draw:style-name="gr9" draw:text-style-name="P1" xml:id="id9" draw:id="id9" draw:layer="layout" svg:width="8.508cm" svg:height="2.66cm" svg:x="7.004cm" svg:y="25.251cm" svg:viewBox="0 0 8509 2661" svg:d="M1588 2661v-2661h4675 2246v2661zM0 2661v-2661h1569v2661z">
          <draw:glue-point draw:id="4" svg:x="2.361cm" svg:y="-5cm"/>
          <draw:glue-point draw:id="5" svg:x="-5cm" svg:y="2.66cm"/>
          <text:p/>
        </draw:path>
        <draw:frame draw:style-name="gr11" draw:text-style-name="P5" draw:layer="layout" svg:width="5.734cm" svg:height="2.718cm" svg:x="9.763cm" svg:y="25.978cm">
          <draw:text-box>
            <text:p><text:span text:style-name="T4">Database</text:span></text:p>
          </draw:text-box>
        </draw:frame>
        <draw:connector draw:style-name="gr8" draw:text-style-name="P1" draw:layer="layout" draw:line-skew="-1.658cm" svg:x1="17.789cm" svg:y1="11.389cm" svg:x2="2.98cm" svg:y2="4.023cm" draw:start-shape="id7" draw:start-glue-point="0" draw:end-shape="id8" draw:end-glue-point="0" svg:d="M17789 11389v-9525h-14809v2159" svg:viewBox="0 0 14810 9526">
          <text:p/>
        </draw:connector>
        <draw:connector draw:style-name="gr8" draw:text-style-name="P1" draw:layer="layout" svg:x1="17.789cm" svg:y1="16.977cm" svg:x2="15.513cm" svg:y2="26.581cm" draw:start-shape="id7" draw:start-glue-point="2" draw:end-shape="id9" draw:end-glue-point="1" svg:d="M17789 16977v9604h-2276" svg:viewBox="0 0 2277 9605">
          <text:p/>
        </draw:connector>
        <draw:connector draw:style-name="gr8" draw:text-style-name="P1" draw:layer="layout" svg:x1="13.266cm" svg:y1="25.251cm" svg:x2="16.788cm" svg:y2="16.977cm" draw:start-shape="id9" draw:start-glue-point="4" draw:end-shape="id7" draw:end-glue-point="4" svg:d="M13266 25251v-4136h3522v-4138" svg:viewBox="0 0 3523 8275">
          <text:p/>
        </draw:connector>
        <draw:connector draw:style-name="gr8" draw:text-style-name="P1" draw:layer="layout" svg:x1="4.504cm" svg:y1="4.532cm" svg:x2="16.682cm" svg:y2="11.39cm" draw:start-shape="id8" draw:start-glue-point="4" draw:end-shape="id7" draw:end-glue-point="5" svg:d="M4504 4532h12178v6858" svg:viewBox="0 0 12179 6859">
          <text:p/>
        </draw:connector>
        <draw:frame draw:style-name="gr4" draw:text-style-name="P4" draw:layer="layout" svg:width="9.685cm" svg:height="2.318cm" draw:transform="rotate (1.5707963267949) translate (13.316cm 19.907cm)">
          <draw:text-box>
            <text:p><text:span text:style-name="T3">DIAGRAM 0 DFD</text:span></text:p>
          </draw:text-box>
        </draw:frame>
        <draw:line draw:style-name="gr5" draw:text-style-name="P1" draw:layer="layout" svg:x1="19.805cm" svg:y1="12.501cm" svg:x2="15.608cm" svg:y2="12.501cm">
          <text:p/>
        </draw:line>
        <draw:frame draw:style-name="gr12" draw:layer="layout" svg:width="0.853cm" svg:height="1.673cm" svg:x="17.356cm" svg:y="11.57cm">
          <draw:text-box>
            <text:p>2</text:p>
            <text:p/>
          </draw:text-box>
        </draw:frame>
        <draw:custom-shape draw:style-name="gr3" draw:text-style-name="P6" xml:id="id12" draw:id="id12" draw:layer="layout" svg:width="4.852cm" svg:height="5.382cm" svg:x="8.787cm" svg:y="7.175cm">
          <text:p text:style-name="P6"><text:span text:style-name="T2">LOAD</text:span></text:p>
          <text:p text:style-name="P6"><text:span text:style-name="T2">SINGLE</text:span></text:p>
          <text:p text:style-name="P6"><text:span text:style-name="T2">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.786cm" svg:y1="8.441cm" svg:x2="13.639cm" svg:y2="8.441cm">
          <text:p/>
        </draw:line>
        <draw:frame draw:style-name="gr13" draw:layer="layout" svg:width="2.159cm" svg:height="1.139cm" svg:x="10.263cm" svg:y="7.477cm">
          <draw:text-box>
            <text:p>1.1</text:p>
          </draw:text-box>
        </draw:frame>
        <draw:custom-shape draw:style-name="gr3" draw:text-style-name="P3" xml:id="id11" draw:id="id11" draw:layer="layout" svg:width="5.487cm" svg:height="6.543cm" svg:x="4.911cm" svg:y="14.843cm">
          <draw:glue-point draw:id="4" svg:x="-5.002cm" svg:y="-1.505cm"/>
          <text:p text:style-name="P1"><text:span text:style-name="T3">LOAD</text:span></text:p>
          <text:p text:style-name="P1"><text:span text:style-name="T3">MULTIPLE</text:span></text:p>
          <text:p text:style-name="P1"><text:span text:style-name="T3">FILES IN</text:span></text:p>
          <text:p text:style-name="P1"><text:span text:style-name="T3">DIREC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937cm" svg:y1="15.986cm" svg:x2="10.525cm" svg:y2="15.986cm">
          <text:p/>
        </draw:line>
        <draw:frame draw:style-name="gr12" draw:layer="layout" svg:width="1.383cm" svg:height="0.962cm" svg:x="7.15cm" svg:y="15.178cm">
          <draw:text-box>
            <text:p>1.2</text:p>
          </draw:text-box>
        </draw:frame>
        <draw:connector draw:style-name="gr8" draw:text-style-name="P1" draw:layer="layout" svg:x1="3.255cm" svg:y1="6.251cm" svg:x2="7.654cm" svg:y2="14.843cm" draw:start-shape="id10" draw:end-shape="id11" svg:d="M3255 6251v4295h4399v4297" svg:viewBox="0 0 4400 8593">
          <text:p/>
        </draw:connector>
        <draw:connector draw:style-name="gr8" draw:text-style-name="P1" draw:layer="layout" draw:line-skew="0cm -1.058cm" svg:x1="7.654cm" svg:y1="21.386cm" svg:x2="7.004cm" svg:y2="26.581cm" draw:start-shape="id11" draw:start-glue-point="2" draw:end-shape="id9" draw:end-glue-point="3" svg:d="M7654 21386v1933h-2209v3262h1559" svg:viewBox="0 0 2210 5196">
          <text:p/>
        </draw:connector>
        <draw:connector draw:style-name="gr8" draw:text-style-name="P1" draw:layer="layout" draw:line-skew="-1.631cm" svg:x1="7.004cm" svg:y1="27.288cm" svg:x2="4.911cm" svg:y2="18.114cm" draw:start-shape="id9" draw:start-glue-point="5" draw:end-shape="id11" svg:d="M7004 27288h-4226v-9174h2133" svg:viewBox="0 0 4227 9175">
          <text:p/>
        </draw:connector>
        <draw:connector draw:style-name="gr8" draw:text-style-name="P1" draw:layer="layout" svg:x1="4.911cm" svg:y1="17.13cm" svg:x2="2.144cm" svg:y2="5.953cm" draw:start-shape="id11" draw:start-glue-point="4" draw:end-shape="id8" draw:end-glue-point="6" svg:d="M4911 17130h-2767v-11177" svg:viewBox="0 0 2768 11178">
          <text:p/>
        </draw:connector>
        <draw:connector draw:style-name="gr14" draw:text-style-name="P1" draw:layer="layout" svg:x1="8.787cm" svg:y1="9.866cm" svg:x2="4.736cm" svg:y2="5.318cm" draw:start-shape="id12" draw:start-glue-point="3" draw:end-shape="id10" svg:d="M8787 9866h-2026v-4548h-2025" svg:viewBox="0 0 4052 4549">
          <text:p/>
        </draw:connector>
        <draw:connector draw:style-name="gr14" draw:text-style-name="P1" draw:layer="layout" draw:type="line" svg:x1="11.258cm" svg:y1="25.251cm" svg:x2="11.213cm" svg:y2="12.557cm" draw:start-shape="id9" draw:start-glue-point="0" draw:end-shape="id12" draw:end-glue-point="2" svg:d="M11258 25251l-45-12694" svg:viewBox="0 0 46 12695">
          <text:p/>
        </draw:connector>
      </draw:page>
      <draw:page draw:name="page4" draw:style-name="dp1" draw:master-page-name="Default">
        <draw:custom-shape draw:style-name="gr1" draw:text-style-name="P1" xml:id="id16" draw:id="id16" draw:layer="layout" svg:width="3.048cm" svg:height="1.93cm" svg:x="1.457cm" svg:y="3.998cm">
          <draw:glue-point draw:id="4" svg:x="5cm" svg:y="-2.366cm"/>
          <draw:glue-point draw:id="5" svg:x="3.087cm" svg:y="5cm"/>
          <draw:glue-point draw:id="6" svg:x="-2.746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3" draw:id="id13" draw:layer="layout" svg:width="2.961cm" svg:height="1.866cm" svg:x="1.776cm" svg:y="4.36cm">
          <draw:text-box>
            <text:p><text:span text:style-name="T1">User</text:span></text:p>
          </draw:text-box>
        </draw:frame>
        <draw:path draw:style-name="gr9" draw:text-style-name="P1" xml:id="id15" draw:id="id15" draw:layer="layout" svg:width="8.508cm" svg:height="2.66cm" svg:x="6.305cm" svg:y="25.226cm" svg:viewBox="0 0 8509 2661" svg:d="M1588 2661v-2661h4675 2246v2661zM0 2661v-2661h1569v2661z">
          <draw:glue-point draw:id="4" svg:x="2.361cm" svg:y="-5cm"/>
          <draw:glue-point draw:id="5" svg:x="-5cm" svg:y="2.66cm"/>
          <text:p/>
        </draw:path>
        <draw:frame draw:style-name="gr11" draw:text-style-name="P5" xml:id="id20" draw:id="id20" draw:layer="layout" svg:width="5.734cm" svg:height="2.718cm" svg:x="9.764cm" svg:y="25.953cm">
          <draw:text-box>
            <text:p><text:span text:style-name="T4">Database</text:span></text:p>
          </draw:text-box>
        </draw:frame>
        <draw:frame draw:style-name="gr15" draw:text-style-name="P4" draw:layer="layout" svg:width="7.418cm" svg:height="1.651cm" draw:transform="rotate (1.5707963267949) translate (11.16cm 23.023cm)">
          <draw:text-box>
            <text:p><text:span text:style-name="T3">DIAGRAM 0 DFD</text:span></text:p>
          </draw:text-box>
        </draw:frame>
        <draw:custom-shape draw:style-name="gr3" draw:text-style-name="P6" xml:id="id17" draw:id="id17" draw:layer="layout" svg:width="4.277cm" svg:height="4.772cm" svg:x="8.388cm" svg:y="7.15cm">
          <text:p text:style-name="P6"><text:span text:style-name="T2">LOAD</text:span></text:p>
          <text:p text:style-name="P6"><text:span text:style-name="T2">SINGLE</text:span></text:p>
          <text:p text:style-name="P6"><text:span text:style-name="T2">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.32cm" svg:y1="8.239cm" svg:x2="12.384cm" svg:y2="8.239cm">
          <text:p/>
        </draw:line>
        <draw:frame draw:style-name="gr16" draw:layer="layout" svg:width="1.912cm" svg:height="0.962cm" svg:x="10.164cm" svg:y="7.352cm">
          <draw:text-box>
            <text:p>1.1</text:p>
          </draw:text-box>
        </draw:frame>
        <draw:custom-shape draw:style-name="gr3" draw:text-style-name="P3" xml:id="id14" draw:id="id14" draw:layer="layout" svg:width="5.487cm" svg:height="6.543cm" svg:x="4.412cm" svg:y="14.818cm">
          <draw:glue-point draw:id="4" svg:x="-5.002cm" svg:y="-1.505cm"/>
          <text:p text:style-name="P1"><text:span text:style-name="T3">LOAD</text:span></text:p>
          <text:p text:style-name="P1"><text:span text:style-name="T3">MULTIPLE</text:span></text:p>
          <text:p text:style-name="P1"><text:span text:style-name="T3">FILES IN</text:span></text:p>
          <text:p text:style-name="P1"><text:span text:style-name="T3">DIREC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38cm" svg:y1="15.961cm" svg:x2="10.026cm" svg:y2="15.961cm">
          <text:p/>
        </draw:line>
        <draw:frame draw:style-name="gr12" draw:layer="layout" svg:width="1.383cm" svg:height="0.962cm" svg:x="6.451cm" svg:y="15.153cm">
          <draw:text-box>
            <text:p>1.2</text:p>
          </draw:text-box>
        </draw:frame>
        <draw:connector draw:style-name="gr8" draw:text-style-name="P1" draw:layer="layout" svg:x1="3.256cm" svg:y1="6.226cm" svg:x2="7.155cm" svg:y2="14.818cm" draw:start-shape="id13" draw:end-shape="id14" svg:d="M3256 6226v4295h3899v4297" svg:viewBox="0 0 3900 8593">
          <text:p/>
        </draw:connector>
        <draw:connector draw:style-name="gr8" draw:text-style-name="P1" draw:layer="layout" draw:line-skew="0cm -1.058cm" svg:x1="7.155cm" svg:y1="21.361cm" svg:x2="6.305cm" svg:y2="26.556cm" draw:start-shape="id14" draw:start-glue-point="2" draw:end-shape="id15" draw:end-glue-point="3" svg:d="M7155 21361v1933h-2409v3262h1559" svg:viewBox="0 0 2410 5196">
          <text:p/>
        </draw:connector>
        <draw:connector draw:style-name="gr8" draw:text-style-name="P1" draw:layer="layout" draw:line-skew="-1.631cm" svg:x1="6.305cm" svg:y1="27.263cm" svg:x2="4.412cm" svg:y2="18.089cm" draw:start-shape="id15" draw:start-glue-point="5" draw:end-shape="id14" svg:d="M6305 27263h-4026v-9174h2133" svg:viewBox="0 0 4027 9175">
          <text:p/>
        </draw:connector>
        <draw:connector draw:style-name="gr8" draw:text-style-name="P1" draw:layer="layout" svg:x1="4.412cm" svg:y1="17.105cm" svg:x2="2.145cm" svg:y2="5.928cm" draw:start-shape="id14" draw:start-glue-point="4" draw:end-shape="id16" draw:end-glue-point="6" svg:d="M4412 17105h-2267v-11177" svg:viewBox="0 0 2268 11178">
          <text:p/>
        </draw:connector>
        <draw:connector draw:style-name="gr14" draw:text-style-name="P1" draw:layer="layout" svg:x1="8.388cm" svg:y1="9.536cm" svg:x2="4.737cm" svg:y2="5.293cm" draw:start-shape="id17" draw:start-glue-point="3" draw:end-shape="id13" svg:d="M8388 9536h-1826v-4243h-1825" svg:viewBox="0 0 3652 4244">
          <text:p/>
        </draw:connector>
        <draw:connector draw:style-name="gr14" draw:text-style-name="P1" draw:layer="layout" draw:type="line" svg:x1="10.559cm" svg:y1="25.226cm" svg:x2="10.526cm" svg:y2="11.922cm" draw:start-shape="id15" draw:start-glue-point="0" draw:end-shape="id17" draw:end-glue-point="2" svg:d="M10559 25226l-33-13304" svg:viewBox="0 0 34 13305">
          <text:p/>
        </draw:connector>
        <draw:custom-shape draw:style-name="gr3" draw:text-style-name="P6" xml:id="id18" draw:id="id18" draw:layer="layout" svg:width="4.852cm" svg:height="5.382cm" svg:x="14.37cm" svg:y="10.35cm">
          <text:p text:style-name="P6"><text:span text:style-name="T2">QUERY </text:span></text:p>
          <text:p text:style-name="P6"><text:span text:style-name="T2">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4.388cm" svg:y1="11.617cm" svg:x2="19.241cm" svg:y2="11.617cm">
          <text:p/>
        </draw:line>
        <draw:frame draw:style-name="gr13" draw:layer="layout" svg:width="2.159cm" svg:height="1.139cm" svg:x="16.065cm" svg:y="10.653cm">
          <draw:text-box>
            <text:p>2.1</text:p>
          </draw:text-box>
        </draw:frame>
        <draw:custom-shape draw:style-name="gr3" draw:text-style-name="P6" xml:id="id19" draw:id="id19" draw:layer="layout" svg:width="4.852cm" svg:height="5.382cm" svg:x="14.308cm" svg:y="17.229cm">
          <text:p text:style-name="P6"><text:span text:style-name="T2">GRAPH</text:span></text:p>
          <text:p text:style-name="P6"><text:span text:style-name="T2">PR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4.288cm" svg:y1="18.917cm" svg:x2="19.141cm" svg:y2="18.917cm">
          <text:p/>
        </draw:line>
        <draw:frame draw:style-name="gr13" draw:layer="layout" svg:width="2.159cm" svg:height="1.139cm" svg:x="15.765cm" svg:y="17.953cm">
          <draw:text-box>
            <text:p>2.2</text:p>
          </draw:text-box>
        </draw:frame>
        <draw:connector draw:style-name="gr14" draw:text-style-name="P1" draw:layer="layout" draw:line-skew="3.639cm" svg:x1="14.37cm" svg:y1="13.041cm" svg:x2="4.737cm" svg:y2="5.293cm" draw:start-shape="id18" draw:end-shape="id13" svg:d="M14370 13041h-1178v-7748h-8455" svg:viewBox="0 0 9634 7749">
          <text:p/>
        </draw:connector>
        <draw:connector draw:style-name="gr14" draw:text-style-name="P1" draw:layer="layout" draw:line-skew="0cm -1.1cm" svg:x1="19.16cm" svg:y1="19.92cm" svg:x2="2.981cm" svg:y2="3.998cm" draw:start-shape="id19" draw:start-glue-point="1" draw:end-shape="id16" draw:end-glue-point="0" svg:d="M19160 19920h502v-17523h-16681v1601" svg:viewBox="0 0 16682 17524">
          <text:p/>
        </draw:connector>
        <draw:connector draw:style-name="gr14" draw:text-style-name="P1" draw:layer="layout" draw:line-skew="-3.605cm" svg:x1="16.796cm" svg:y1="15.732cm" svg:x2="10.559cm" svg:y2="25.226cm" draw:start-shape="id18" draw:end-shape="id15" svg:d="M16796 15732v1143h-6237v8351" svg:viewBox="0 0 6238 9495">
          <text:p/>
        </draw:connector>
        <draw:connector draw:style-name="gr14" draw:text-style-name="P1" draw:layer="layout" svg:x1="16.734cm" svg:y1="22.611cm" svg:x2="12.631cm" svg:y2="25.953cm" draw:start-shape="id19" draw:start-glue-point="2" draw:end-shape="id20" svg:d="M16734 22611v1672h-4103v1670" svg:viewBox="0 0 4104 33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0:43:49.302471101</meta:creation-date>
    <dc:date>2016-05-07T13:21:53.964414973</dc:date>
    <meta:editing-duration>PT16M41S</meta:editing-duration>
    <meta:editing-cycles>3</meta:editing-cycles>
    <meta:generator>LibreOffice/4.2.8.2$Linux_X86_64 LibreOffice_project/420m0$Build-2</meta:generator>
    <meta:document-statistic meta:object-count="77"/>
  </office:meta>
</office:document-meta>
</file>